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Purisa" svg:font-family="Purisa"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a706" officeooo:paragraph-rsid="000ea706"/>
    </style:style>
    <style:style style:name="P2" style:family="paragraph" style:parent-style-name="Standard">
      <style:text-properties style:font-name="Century Schoolbook L" fo:font-size="16pt" officeooo:rsid="000ea706" officeooo:paragraph-rsid="000ea706" style:font-size-asian="16pt" style:font-size-complex="16pt"/>
    </style:style>
    <style:style style:name="P3" style:family="paragraph" style:parent-style-name="Standard">
      <style:text-properties style:font-name="Century Schoolbook L" fo:font-size="16pt" officeooo:rsid="000fd74c" officeooo:paragraph-rsid="000fd74c" style:font-size-asian="16pt" style:font-size-complex="16pt"/>
    </style:style>
    <style:style style:name="P4" style:family="paragraph" style:parent-style-name="Standard">
      <style:text-properties style:font-name="Century Schoolbook L" fo:font-size="16pt" officeooo:rsid="0011bc30" officeooo:paragraph-rsid="0011bc30" style:font-size-asian="16pt" style:font-size-complex="16pt"/>
    </style:style>
    <style:style style:name="P5" style:family="paragraph" style:parent-style-name="Standard">
      <style:text-properties style:font-name="Century Schoolbook L" fo:font-size="16pt" officeooo:rsid="0011d6eb" officeooo:paragraph-rsid="0011d6eb" style:font-size-asian="16pt" style:font-size-complex="16pt"/>
    </style:style>
    <style:style style:name="P6" style:family="paragraph" style:parent-style-name="Standard">
      <style:text-properties style:font-name="Century Schoolbook L" fo:font-size="16pt" officeooo:rsid="001312e4" officeooo:paragraph-rsid="001312e4" style:font-size-asian="16pt" style:font-size-complex="16pt"/>
    </style:style>
    <style:style style:name="P7" style:family="paragraph" style:parent-style-name="Standard">
      <style:text-properties style:font-name="Century Schoolbook L" fo:font-size="16pt" officeooo:rsid="0014340f" officeooo:paragraph-rsid="0014340f" style:font-size-asian="16pt" style:font-size-complex="16pt"/>
    </style:style>
    <style:style style:name="P8" style:family="paragraph" style:parent-style-name="Standard">
      <style:text-properties style:font-name="Century Schoolbook L" fo:font-size="16pt" officeooo:rsid="00165690" officeooo:paragraph-rsid="00165690" style:font-size-asian="16pt" style:font-size-complex="16pt"/>
    </style:style>
    <style:style style:name="P9" style:family="paragraph" style:parent-style-name="Standard">
      <style:text-properties style:font-name="Century Schoolbook L" fo:font-size="16pt" officeooo:rsid="0016a97b" officeooo:paragraph-rsid="0016a97b" style:font-size-asian="16pt" style:font-size-complex="16pt"/>
    </style:style>
    <style:style style:name="P10" style:family="paragraph" style:parent-style-name="Standard">
      <style:text-properties style:font-name="Century Schoolbook L" fo:font-size="16pt" officeooo:rsid="00185c56" officeooo:paragraph-rsid="00185c56" style:font-size-asian="16pt" style:font-size-complex="16pt"/>
    </style:style>
    <style:style style:name="P11" style:family="paragraph" style:parent-style-name="Standard">
      <style:text-properties style:font-name="Century Schoolbook L" fo:font-size="16pt" officeooo:rsid="001a449c" officeooo:paragraph-rsid="001a449c" style:font-size-asian="16pt" style:font-size-complex="16pt"/>
    </style:style>
    <style:style style:name="P12" style:family="paragraph" style:parent-style-name="Standard">
      <style:text-properties style:font-name="Century Schoolbook L" fo:font-size="16pt" officeooo:rsid="001ad369" officeooo:paragraph-rsid="001ad369" style:font-size-asian="16pt" style:font-size-complex="16pt"/>
    </style:style>
    <style:style style:name="P13" style:family="paragraph" style:parent-style-name="Standard">
      <style:text-properties style:font-name="Century Schoolbook L" fo:font-size="16pt" officeooo:rsid="001c614b" officeooo:paragraph-rsid="001caa76" style:font-size-asian="16pt" style:font-size-complex="16pt"/>
    </style:style>
    <style:style style:name="P14" style:family="paragraph" style:parent-style-name="Standard">
      <style:text-properties style:font-name="Century Schoolbook L" fo:font-size="16pt" officeooo:rsid="001c614b" officeooo:paragraph-rsid="001dab1a" style:font-size-asian="16pt" style:font-size-complex="16pt"/>
    </style:style>
    <style:style style:name="P15" style:family="paragraph" style:parent-style-name="Standard">
      <style:text-properties style:font-name="Century Schoolbook L" fo:font-size="16pt" officeooo:rsid="001c614b" officeooo:paragraph-rsid="001fcace" style:font-size-asian="16pt" style:font-size-complex="16pt"/>
    </style:style>
    <style:style style:name="P16" style:family="paragraph" style:parent-style-name="Standard">
      <style:text-properties style:font-name="Century Schoolbook L" fo:font-size="16pt" officeooo:rsid="00274628" officeooo:paragraph-rsid="00274628" style:font-size-asian="16pt" style:font-size-complex="16pt"/>
    </style:style>
    <style:style style:name="P17" style:family="paragraph" style:parent-style-name="Standard">
      <style:text-properties style:font-name="Century Schoolbook L" fo:font-size="16pt" officeooo:rsid="00275d40" officeooo:paragraph-rsid="00275d40" style:font-size-asian="16pt" style:font-size-complex="16pt"/>
    </style:style>
    <style:style style:name="P18" style:family="paragraph" style:parent-style-name="Standard">
      <style:text-properties style:font-name="Century Schoolbook L" fo:font-size="16pt" officeooo:rsid="002a70d5" officeooo:paragraph-rsid="002a70d5" style:font-size-asian="16pt" style:font-size-complex="16pt"/>
    </style:style>
    <style:style style:name="P19" style:family="paragraph" style:parent-style-name="Standard">
      <style:text-properties style:font-name="Century Schoolbook L" fo:font-size="16pt" officeooo:rsid="00327a8b" officeooo:paragraph-rsid="00327a8b" style:font-size-asian="16pt" style:font-size-complex="16pt"/>
    </style:style>
    <style:style style:name="P20" style:family="paragraph" style:parent-style-name="Standard">
      <style:text-properties style:font-name="Century Schoolbook L" fo:font-size="16pt" officeooo:rsid="0033f4e3" officeooo:paragraph-rsid="0033f4e3" style:font-size-asian="16pt" style:font-size-complex="16pt"/>
    </style:style>
    <style:style style:name="P21" style:family="paragraph" style:parent-style-name="Standard">
      <style:text-properties style:font-name="Century Schoolbook L" fo:font-size="16pt" officeooo:rsid="0033f4e3" officeooo:paragraph-rsid="00395bc6" style:font-size-asian="16pt" style:font-size-complex="16pt"/>
    </style:style>
    <style:style style:name="P22" style:family="paragraph" style:parent-style-name="Standard">
      <style:text-properties style:font-name="Century Schoolbook L" fo:font-size="16pt" officeooo:rsid="001caa76" officeooo:paragraph-rsid="001dab1a" style:font-size-asian="16pt" style:font-size-complex="16pt"/>
    </style:style>
    <style:style style:name="P23" style:family="paragraph" style:parent-style-name="Standard">
      <style:text-properties style:font-name="Century Schoolbook L" fo:font-size="16pt" officeooo:rsid="001dab1a" officeooo:paragraph-rsid="001fcace" style:font-size-asian="16pt" style:font-size-complex="16pt"/>
    </style:style>
    <style:style style:name="P24" style:family="paragraph" style:parent-style-name="Standard">
      <style:paragraph-properties fo:text-align="center" style:justify-single-word="false"/>
      <style:text-properties style:font-name="Century Schoolbook L" fo:font-size="16pt" style:text-underline-style="solid" style:text-underline-width="auto" style:text-underline-color="font-color" officeooo:rsid="0011d6eb" officeooo:paragraph-rsid="0011d6eb" style:font-size-asian="16pt" style:font-size-complex="16pt"/>
    </style:style>
    <style:style style:name="P25" style:family="paragraph" style:parent-style-name="Standard">
      <style:paragraph-properties fo:text-align="center" style:justify-single-word="false"/>
      <style:text-properties style:font-name="Century Schoolbook L" fo:font-size="16pt" style:text-underline-style="solid" style:text-underline-width="auto" style:text-underline-color="font-color" officeooo:rsid="001312e4" officeooo:paragraph-rsid="001312e4" style:font-size-asian="16pt" style:font-size-complex="16pt"/>
    </style:style>
    <style:style style:name="P26" style:family="paragraph" style:parent-style-name="Standard">
      <style:paragraph-properties fo:text-align="center" style:justify-single-word="false"/>
      <style:text-properties style:font-name="Century Schoolbook L" fo:font-size="16pt" style:text-underline-style="solid" style:text-underline-width="auto" style:text-underline-color="font-color" officeooo:rsid="001a449c" officeooo:paragraph-rsid="001a449c" style:font-size-asian="16pt" style:font-size-complex="16pt"/>
    </style:style>
    <style:style style:name="P27" style:family="paragraph" style:parent-style-name="Standard">
      <style:paragraph-properties fo:text-align="center" style:justify-single-word="false"/>
      <style:text-properties style:font-name="Century Schoolbook L" fo:font-size="16pt" style:text-underline-style="solid" style:text-underline-width="auto" style:text-underline-color="font-color" officeooo:rsid="0035ba3e" officeooo:paragraph-rsid="0035ba3e" style:font-size-asian="16pt" style:font-size-complex="16pt"/>
    </style:style>
    <style:style style:name="P28" style:family="paragraph" style:parent-style-name="Standard">
      <style:paragraph-properties fo:text-align="start" style:justify-single-word="false"/>
      <style:text-properties style:font-name="Century Schoolbook L" fo:font-size="16pt" style:text-underline-style="solid" style:text-underline-width="auto" style:text-underline-color="font-color" officeooo:rsid="00384f79" officeooo:paragraph-rsid="00384f79" style:font-size-asian="16pt" style:font-size-complex="16pt"/>
    </style:style>
    <style:style style:name="P29" style:family="paragraph" style:parent-style-name="Standard">
      <style:text-properties style:font-name="Century Schoolbook L" fo:font-size="16pt" officeooo:rsid="002a70d5" officeooo:paragraph-rsid="002a70d5" fo:background-color="#ff0000" style:font-size-asian="16pt" style:font-size-complex="16pt"/>
    </style:style>
    <style:style style:name="P30" style:family="paragraph" style:parent-style-name="Standard">
      <style:paragraph-properties fo:text-align="start" style:justify-single-word="false"/>
      <style:text-properties style:font-name="Century Schoolbook L" fo:font-size="16pt" style:text-underline-style="none" officeooo:rsid="00384f79" officeooo:paragraph-rsid="00384f79" style:font-size-asian="16pt" style:font-size-complex="16pt"/>
    </style:style>
    <style:style style:name="P31" style:family="paragraph" style:parent-style-name="Standard">
      <style:paragraph-properties fo:text-align="start" style:justify-single-word="false"/>
      <style:text-properties style:font-name="Century Schoolbook L" fo:font-size="16pt" style:text-underline-style="none" officeooo:rsid="00391f5d" officeooo:paragraph-rsid="00391f5d" style:font-size-asian="16pt" style:font-size-complex="16pt"/>
    </style:style>
    <style:style style:name="P32" style:family="paragraph" style:parent-style-name="Standard">
      <style:paragraph-properties fo:text-align="start" style:justify-single-word="false"/>
      <style:text-properties style:font-name="Century Schoolbook L" fo:font-size="16pt" style:text-underline-style="none" officeooo:rsid="003b1317" officeooo:paragraph-rsid="003b1317" style:font-size-asian="16pt" style:font-size-complex="16pt"/>
    </style:style>
    <style:style style:name="P33" style:family="paragraph" style:parent-style-name="Standard">
      <style:paragraph-properties fo:text-align="start" style:justify-single-word="false"/>
      <style:text-properties style:font-name="Century Schoolbook L" fo:font-size="16pt" style:text-underline-style="none" officeooo:rsid="003b1317" officeooo:paragraph-rsid="003b4fd9" style:font-size-asian="16pt" style:font-size-complex="16pt"/>
    </style:style>
    <style:style style:name="P34" style:family="paragraph" style:parent-style-name="Standard">
      <style:paragraph-properties fo:text-align="start" style:justify-single-word="false"/>
      <style:text-properties style:font-name="Century Schoolbook L" fo:font-size="16pt" style:text-underline-style="none" officeooo:rsid="003b4fd9" officeooo:paragraph-rsid="003b6c91" style:font-size-asian="16pt" style:font-size-complex="16pt"/>
    </style:style>
    <style:style style:name="P35" style:family="paragraph" style:parent-style-name="Standard">
      <style:paragraph-properties fo:text-align="start" style:justify-single-word="false"/>
      <style:text-properties style:font-name="Century Schoolbook L" fo:font-size="16pt" fo:font-style="italic" style:text-underline-style="none" officeooo:rsid="003b1317" officeooo:paragraph-rsid="003b6c91" style:font-size-asian="16pt" style:font-style-asian="italic" style:font-size-complex="16pt" style:font-style-complex="italic"/>
    </style:style>
    <style:style style:name="P36" style:family="paragraph" style:parent-style-name="Standard">
      <style:paragraph-properties fo:text-align="start" style:justify-single-word="false"/>
      <style:text-properties style:font-name="Century Schoolbook L" fo:font-size="16pt" fo:font-style="normal" style:text-underline-style="none" officeooo:rsid="003dfd35" officeooo:paragraph-rsid="003dfd35" style:font-size-asian="16pt" style:font-style-asian="normal" style:font-size-complex="16pt" style:font-style-complex="normal"/>
    </style:style>
    <style:style style:name="P37" style:family="paragraph" style:parent-style-name="Standard">
      <style:paragraph-properties fo:text-align="start" style:justify-single-word="false"/>
      <style:text-properties style:font-name="Century Schoolbook L" fo:font-size="16pt" fo:font-style="normal" style:text-underline-style="none" officeooo:rsid="003f9d8f" officeooo:paragraph-rsid="003f9d8f" style:font-size-asian="16pt" style:font-style-asian="normal" style:font-size-complex="16pt" style:font-style-complex="normal"/>
    </style:style>
    <style:style style:name="P38" style:family="paragraph" style:parent-style-name="Standard">
      <style:paragraph-properties fo:text-align="start" style:justify-single-word="false"/>
      <style:text-properties style:font-name="Century Schoolbook L" fo:font-size="16pt" fo:font-style="normal" style:text-underline-style="none" officeooo:rsid="00402278" officeooo:paragraph-rsid="00402278" style:font-size-asian="16pt" style:font-style-asian="normal" style:font-size-complex="16pt" style:font-style-complex="normal"/>
    </style:style>
    <style:style style:name="P39" style:family="paragraph" style:parent-style-name="Standard">
      <style:paragraph-properties fo:text-align="start" style:justify-single-word="false"/>
      <style:text-properties style:font-name="Century Schoolbook L" fo:font-size="16pt" fo:font-style="normal" style:text-underline-style="none" officeooo:rsid="004207a8" officeooo:paragraph-rsid="004207a8" style:font-size-asian="16pt" style:font-style-asian="normal" style:font-size-complex="16pt" style:font-style-complex="normal"/>
    </style:style>
    <style:style style:name="P40" style:family="paragraph" style:parent-style-name="Standard">
      <style:paragraph-properties fo:text-align="start" style:justify-single-word="false"/>
      <style:text-properties style:font-name="Century Schoolbook L" fo:font-size="16pt" fo:font-style="normal" style:text-underline-style="none" officeooo:rsid="00424602" officeooo:paragraph-rsid="00424602" style:font-size-asian="16pt" style:font-style-asian="normal" style:font-size-complex="16pt" style:font-style-complex="normal"/>
    </style:style>
    <style:style style:name="P41" style:family="paragraph" style:parent-style-name="Standard">
      <style:paragraph-properties fo:text-align="start" style:justify-single-word="false"/>
      <style:text-properties style:font-name="Century Schoolbook L" fo:font-size="16pt" fo:font-style="normal" style:text-underline-style="none" officeooo:rsid="0042be26" officeooo:paragraph-rsid="0042be26" style:font-size-asian="16pt" style:font-style-asian="normal" style:font-size-complex="16pt" style:font-style-complex="normal"/>
    </style:style>
    <style:style style:name="P42" style:family="paragraph" style:parent-style-name="Standard">
      <style:paragraph-properties fo:text-align="start" style:justify-single-word="false"/>
      <style:text-properties style:font-name="Century Schoolbook L" fo:font-size="16pt" fo:font-style="normal" style:text-underline-style="none" officeooo:rsid="00488970" officeooo:paragraph-rsid="00488970" style:font-size-asian="16pt" style:font-style-asian="normal" style:font-size-complex="16pt" style:font-style-complex="normal"/>
    </style:style>
    <style:style style:name="P43" style:family="paragraph" style:parent-style-name="Standard">
      <style:paragraph-properties fo:text-align="start" style:justify-single-word="false"/>
      <style:text-properties style:font-name="Century Schoolbook L" fo:font-size="16pt" fo:font-style="normal" style:text-underline-style="none" officeooo:rsid="0049cb4c" officeooo:paragraph-rsid="0049cb4c" style:font-size-asian="16pt" style:font-style-asian="normal" style:font-size-complex="16pt" style:font-style-complex="normal"/>
    </style:style>
    <style:style style:name="P44" style:family="paragraph" style:parent-style-name="Standard">
      <style:paragraph-properties fo:text-align="start" style:justify-single-word="false"/>
      <style:text-properties style:font-name="Century Schoolbook L" fo:font-size="16pt" fo:font-style="normal" style:text-underline-style="none" officeooo:rsid="004ce1a9" officeooo:paragraph-rsid="004ce1a9" style:font-size-asian="16pt" style:font-style-asian="normal" style:font-size-complex="16pt" style:font-style-complex="normal"/>
    </style:style>
    <style:style style:name="P45" style:family="paragraph" style:parent-style-name="Standard">
      <style:paragraph-properties fo:text-align="start" style:justify-single-word="false"/>
      <style:text-properties style:font-name="Century Schoolbook L" fo:font-size="16pt" fo:font-style="normal" style:text-underline-style="none" officeooo:rsid="004d2123" officeooo:paragraph-rsid="004d2123" style:font-size-asian="16pt" style:font-style-asian="normal" style:font-size-complex="16pt" style:font-style-complex="normal"/>
    </style:style>
    <style:style style:name="P46" style:family="paragraph" style:parent-style-name="Standard">
      <style:paragraph-properties fo:text-align="start" style:justify-single-word="false"/>
      <style:text-properties style:font-name="Century Schoolbook L" fo:font-size="16pt" fo:font-style="normal" style:text-underline-style="none" officeooo:rsid="004f13de" officeooo:paragraph-rsid="004f13de" style:font-size-asian="16pt" style:font-style-asian="normal" style:font-size-complex="16pt" style:font-style-complex="normal"/>
    </style:style>
    <style:style style:name="P47" style:family="paragraph" style:parent-style-name="Standard">
      <style:paragraph-properties fo:text-align="start" style:justify-single-word="false"/>
      <style:text-properties style:font-name="Century Schoolbook L" fo:font-size="16pt" fo:font-style="normal" style:text-underline-style="none" officeooo:rsid="0052cebe" officeooo:paragraph-rsid="0052cebe" style:font-size-asian="16pt" style:font-style-asian="normal" style:font-size-complex="16pt" style:font-style-complex="normal"/>
    </style:style>
    <style:style style:name="P48" style:family="paragraph" style:parent-style-name="Standard">
      <style:paragraph-properties fo:text-align="start" style:justify-single-word="false"/>
      <style:text-properties style:font-name="Century Schoolbook L" fo:font-size="16pt" fo:font-style="normal" style:text-underline-style="none" officeooo:rsid="00536f5c" officeooo:paragraph-rsid="0053836b" style:font-size-asian="16pt" style:font-style-asian="normal" style:font-size-complex="16pt" style:font-style-complex="normal"/>
    </style:style>
    <style:style style:name="P49" style:family="paragraph" style:parent-style-name="Standard">
      <style:paragraph-properties fo:text-align="center" style:justify-single-word="false"/>
      <style:text-properties style:font-name="Century Schoolbook L" fo:font-size="16pt" fo:font-style="normal" style:text-underline-style="solid" style:text-underline-width="auto" style:text-underline-color="font-color" officeooo:rsid="00441328" officeooo:paragraph-rsid="00441328" style:font-size-asian="16pt" style:font-style-asian="normal" style:font-size-complex="16pt" style:font-style-complex="normal"/>
    </style:style>
    <style:style style:name="P50" style:family="paragraph" style:parent-style-name="Standard">
      <style:text-properties officeooo:rsid="000eab3a" officeooo:paragraph-rsid="000eab3a"/>
    </style:style>
    <style:style style:name="P51" style:family="paragraph" style:parent-style-name="Standard">
      <style:text-properties style:font-name="Purisa" officeooo:rsid="000eab3a" officeooo:paragraph-rsid="000eab3a"/>
    </style:style>
    <style:style style:name="P52" style:family="paragraph" style:parent-style-name="Standard">
      <style:text-properties style:font-name="Purisa" officeooo:rsid="0011bc30" officeooo:paragraph-rsid="0011bc30"/>
    </style:style>
    <style:style style:name="P53" style:family="paragraph" style:parent-style-name="Standard">
      <style:paragraph-properties fo:text-align="start" style:justify-single-word="false"/>
      <style:text-properties style:font-name="Purisa" fo:font-size="16pt" style:text-underline-style="none" officeooo:rsid="00384f79" officeooo:paragraph-rsid="00384f79" style:font-size-asian="16pt" style:font-size-complex="16pt"/>
    </style:style>
    <style:style style:name="P54" style:family="paragraph" style:parent-style-name="Standard">
      <style:paragraph-properties fo:text-align="start" style:justify-single-word="false"/>
      <style:text-properties style:font-name="Purisa" fo:font-size="16pt" fo:font-style="normal" style:text-underline-style="none" officeooo:rsid="003dfd35" officeooo:paragraph-rsid="003dfd35" style:font-size-asian="16pt" style:font-style-asian="normal" style:font-size-complex="16pt" style:font-style-complex="normal"/>
    </style:style>
    <style:style style:name="P55" style:family="paragraph" style:parent-style-name="Standard">
      <style:paragraph-properties fo:text-align="center" style:justify-single-word="false"/>
      <style:text-properties style:text-underline-style="solid" style:text-underline-width="auto" style:text-underline-color="font-color" officeooo:rsid="000ea706" officeooo:paragraph-rsid="000ea706"/>
    </style:style>
    <style:style style:name="P56" style:family="paragraph" style:parent-style-name="Standard">
      <style:paragraph-properties fo:text-align="center" style:justify-single-word="false"/>
      <style:text-properties style:font-name="DejaVu Sans" fo:font-size="13pt" fo:font-style="italic" fo:font-weight="bold" officeooo:rsid="0025c3a6" officeooo:paragraph-rsid="0025c3a6" fo:background-color="#ffff00" style:font-size-asian="13pt" style:font-style-asian="italic" style:font-weight-asian="bold" style:font-size-complex="13pt" style:font-style-complex="italic" style:font-weight-complex="bold"/>
    </style:style>
    <style:style style:name="T1" style:family="text">
      <style:text-properties style:font-name="Purisa"/>
    </style:style>
    <style:style style:name="T2" style:family="text">
      <style:text-properties officeooo:rsid="00158290"/>
    </style:style>
    <style:style style:name="T3" style:family="text">
      <style:text-properties officeooo:rsid="00198c9f"/>
    </style:style>
    <style:style style:name="T4" style:family="text">
      <style:text-properties officeooo:rsid="0019abcf"/>
    </style:style>
    <style:style style:name="T5" style:family="text">
      <style:text-properties officeooo:rsid="001fcace"/>
    </style:style>
    <style:style style:name="T6" style:family="text">
      <style:text-properties officeooo:rsid="00272eaa"/>
    </style:style>
    <style:style style:name="T7" style:family="text">
      <style:text-properties officeooo:rsid="00275d40"/>
    </style:style>
    <style:style style:name="T8" style:family="text">
      <style:text-properties officeooo:rsid="00296a2e"/>
    </style:style>
    <style:style style:name="T9" style:family="text">
      <style:text-properties officeooo:rsid="002d6b3f"/>
    </style:style>
    <style:style style:name="T10" style:family="text">
      <style:text-properties officeooo:rsid="002ea21b"/>
    </style:style>
    <style:style style:name="T11" style:family="text">
      <style:text-properties fo:color="#6666ff" officeooo:rsid="00395bc6"/>
    </style:style>
    <style:style style:name="T12" style:family="text">
      <style:text-properties officeooo:rsid="003b6c91"/>
    </style:style>
    <style:style style:name="T13" style:family="text">
      <style:text-properties officeooo:rsid="0040c6ee"/>
    </style:style>
    <style:style style:name="T14" style:family="text">
      <style:text-properties officeooo:rsid="00424d2b"/>
    </style:style>
    <style:style style:name="T15" style:family="text">
      <style:text-properties fo:background-color="#66ff00" loext:char-shading-value="0"/>
    </style:style>
    <style:style style:name="T16" style:family="text">
      <style:text-properties officeooo:rsid="004d2123"/>
    </style:style>
    <style:style style:name="T17" style:family="text">
      <style:text-properties officeooo:rsid="004f13de"/>
    </style:style>
    <style:style style:name="T18" style:family="text">
      <style:text-properties officeooo:rsid="0050e0b4"/>
    </style:style>
    <style:style style:name="T19" style:family="text">
      <style:text-properties officeooo:rsid="0053836b"/>
    </style:style>
    <style:style style:name="T20" style:family="text">
      <style:text-properties style:font-name="FreeMono" officeooo:rsid="0053836b" fo:background-color="#ffff00" loext:char-shading-value="0"/>
    </style:style>
    <style:style style:name="T21" style:family="text">
      <style:text-properties officeooo:rsid="0056a068"/>
    </style:style>
    <style:style style:name="T22" style:family="text">
      <style:text-properties officeooo:rsid="0057b7b3"/>
    </style:style>
    <style:style style:name="T23" style:family="text">
      <style:text-properties officeooo:rsid="0057b7b3" fo:background-color="#ff420e" loext:char-shading-value="0"/>
    </style:style>
    <style:style style:name="T24" style:family="text">
      <style:text-properties officeooo:rsid="0057b7b3" fo:background-color="#ff420e" loext:char-shading-value="0"/>
    </style:style>
    <style:style style:name="T25" style:family="text">
      <style:text-properties officeooo:rsid="0057b7b3" fo:background-color="#00ffff"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5">Part I</text:p>
      <text:p text:style-name="P55"/>
      <text:p text:style-name="P1"/>
      <text:p text:style-name="P2">Setup devise</text:p>
      <text:p text:style-name="P50">{to add field to devise: <text:span text:style-name="T1"><text:s/>rails g devise User username</text:span>}</text:p>
      <text:p text:style-name="P50"/>
      <text:p text:style-name="P3">Add Models for chatroom and users belonging to it</text:p>
      <text:p text:style-name="P51">rails g scaffold Chatroom name</text:p>
      <text:p text:style-name="P51">rails g model ChatroomUser chatroom:references user:references</text:p>
      <text:p text:style-name="P51"/>
      <text:p text:style-name="P4">Add Message Model</text:p>
      <text:p text:style-name="P52">rails g model Message body:text user:references chatroom:references</text:p>
      <text:p text:style-name="P52"/>
      <text:p text:style-name="P5">Define relationships among model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24"/>
      <text:p text:style-name="P25">Part II</text:p>
      <text:p text:style-name="P6"/>
      <text:p text:style-name="P6"/>
      <text:p text:style-name="P6">Create a sidebar to show user’s joined chatrooms</text:p>
      <text:p text:style-name="P6"/>
      <text:p text:style-name="P7">Mak<text:span text:style-name="T2">e chatroom_users controller and define its create and destroy methods</text:span></text:p>
      <text:p text:style-name="P10">{“resource” is added in the routes, singular because it is only for the current user and only acts as a link to join or leave a chatroom. <text:span text:style-name="T25">In this project, we’re using JOIN TABLE RELATIONSHIP OF RAILS! </text:span>}</text:p>
      <text:p text:style-name="P7"/>
      <text:p text:style-name="P8">Add a Join <text:span text:style-name="T4">c</text:span>hatroom link_to on the index view page of chatroom</text:p>
      <text:p text:style-name="P9">{on hitting Join, the name of chatroom will appear on left side bar}. <text:span text:style-name="T3">Similarly, add Leave chatroom link.</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26">Part III</text:p>
      <text:p text:style-name="P11"/>
      <text:p text:style-name="P56">coffee script is <text:span text:style-name="T8">EVIL</text:span>!!! <text:span text:style-name="T6">A</text:span>n extra space and you get syntax error :(</text:p>
      <text:p text:style-name="P11"/>
      <text:p text:style-name="P12">Turbolinks helps us to click on a chatroom from the left navbar and go that without refreshing the websockets so that browser refresh isn’t done and we need not load all the messages of that chatroom everytime it’s clicked on.</text:p>
      <text:p text:style-name="P12"/>
      <text:p text:style-name="P13">Design the show view of chatrooms</text:p>
      <text:p text:style-name="P22">Add a form_for to let the user send message</text:p>
      <text:p text:style-name="P14"/>
      <text:p text:style-name="P23">Using javascript for adding the feature of sending message when user hits enter key (chatrooms.coffee coffee script)</text:p>
      <text:p text:style-name="P15"/>
      <text:p text:style-name="P15"><text:span text:style-name="T5">Make messages_controller </text:span><text:s/></text:p>
      <text:p text:style-name="P16">{Now, on pressing enter key, message gets into database! WOW}</text:p>
      <text:p text:style-name="P16"/>
      <text:p text:style-name="P16">Making the message appear in the chatroom: <text:span text:style-name="T7">edit the show view of chatrooms.</text:span></text:p>
      <text:p text:style-name="P17">{Now, we can have a conversation between users, not real time}</text:p>
      <text:p text:style-name="P17"/>
      <text:p text:style-name="P29"><text:span text:style-name="T9">for turbolinks to fake a browser refresh, added </text:span>remote: true <text:span text:style-name="T9">but</text:span> not working. <text:span text:style-name="T10">{message not being processed as POST:JS instead posting as POST:HTML}</text:span></text:p>
      <text:p text:style-name="P18">In application_controller: </text:p>
      <text:p text:style-name="P18">skip_before_action :verify_authenticity_token</text:p>
      <text:p text:style-name="P19">In application.js</text:p>
      <text:p text:style-name="P19">//= require jquery3</text:p>
      <text:p text:style-name="P19">In gemfile:</text:p>
      <text:p text:style-name="P19">gem ‘jquery-rails’</text:p>
      <text:p text:style-name="P21">Still...doesn’t work! :/ <text:span text:style-name="T11">https://github.com/rails/rails/issues/29546</text:span></text:p>
      <text:p text:style-name="P20"><text:soft-page-break/></text:p>
      <text:p text:style-name="P27">Part IV</text:p>
      <text:p text:style-name="P27"/>
      <text:p text:style-name="P28"/>
      <text:p text:style-name="P53">rails g channel Chatroom</text:p>
      <text:p text:style-name="P30">{creates channel to all the rooms current user is connected to}</text:p>
      <text:p text:style-name="P30"/>
      <text:p text:style-name="P31">Add connect method for current_user in connection.rb under the channels folder, for the server side connection of ActionCable</text:p>
      <text:p text:style-name="P31"/>
      <text:p text:style-name="P32">stream_from all chatrooms in the chatrooms_channel.rb file</text:p>
      <text:p text:style-name="P33">{browser collects data from all the chatrooms available}</text:p>
      <text:p text:style-name="P33"/>
      <text:p text:style-name="P34">adding a job to relay the messages so that we can setup a background job by tossing them in a queue. In messages_controller.rb :</text:p>
      <text:p text:style-name="P35"><text:span text:style-name="T12">MessageRelayJob.perform_later(message)</text:span> </text:p>
      <text:p text:style-name="P35"/>
      <text:p text:style-name="P54">rails g job MessageRelay</text:p>
      <text:p text:style-name="P36">{create the job which we just wrote in controller}</text:p>
      <text:p text:style-name="P37">Write the method for this job under jobs folder</text:p>
      <text:p text:style-name="P37"/>
      <text:p text:style-name="P38">Change the adapter for ActionCable to redis in <text:span text:style-name="T13">cable</text:span>.yml file</text:p>
      <text:p text:style-name="P40">{PERFECT Indentation is required <text:span text:style-name="T14">in .yml</text:span>. NO TABS}</text:p>
      <text:p text:style-name="P39">Also, add gem ‘redis’ for this</text:p>
      <text:p text:style-name="P39"/>
      <text:p text:style-name="P41">Add the feature so that the room with unread messages becomes bold, in real-time!</text:p>
      <text:p text:style-name="P41"/>
      <text:p text:style-name="P41"/>
      <text:p text:style-name="P41"/>
      <text:p text:style-name="P41"/>
      <text:p text:style-name="P41"/>
      <text:p text:style-name="P41"/>
      <text:p text:style-name="P49"><text:soft-page-break/></text:p>
      <text:p text:style-name="P49">Part V</text:p>
      <text:p text:style-name="P49"/>
      <text:p text:style-name="P42">Replacing AJAX form submission with our own JS for ActionCable :</text:p>
      <text:p text:style-name="P42"/>
      <text:p text:style-name="P42">1) remove remote: true from the form</text:p>
      <text:p text:style-name="P43"/>
      <text:p text:style-name="P43">2) removed the redirect_to from messages controller</text:p>
      <text:p text:style-name="P43">{Write what should happen on hitting enter in the message form inside coffee script file, check with console.log.</text:p>
      <text:p text:style-name="P43"><text:s/><text:span text:style-name="T15">WooHoo!!! At least something worked!</text:span>}</text:p>
      <text:p text:style-name="P44"/>
      <text:p text:style-name="P44">3) grab the two items; room_id and body of message. These are used to write some coffeescript</text:p>
      <text:p text:style-name="P44"/>
      <text:p text:style-name="P45">4) we send the data server side by making a json object send_message inside chatrooms.coffee which performs a method “send_message” with body of message and chatroom_id passed in params</text:p>
      <text:p text:style-name="P46">The <text:span text:style-name="T16">“send_message”</text:span> method is then defined in our chatrooms_channel.<text:span text:style-name="T18">rb file</text:span>! </text:p>
      <text:p text:style-name="P46"/>
      <text:p text:style-name="P47">5) make a call to do the above actions in our main application wali coffeescript file. This sends the data to chatroom.coffee of our channel which further sends it to the channel! <text:span text:style-name="T17">Phew...</text:span></text:p>
      <text:p text:style-name="P47"/>
      <text:p text:style-name="P48">6) Rails.logger.info data inside our chatrooms_channel was converting the json data into ruby code(hash) and logging that onto the terminal. Now, we duplicate the work of messages_controller create method inside our chatrooms_channel method of “send_message”</text:p>
      <text:p text:style-name="P48"/>
      <text:p text:style-name="P48"><text:span text:style-name="T19">Now, </text:span><text:span text:style-name="T20">we can delete our messages_controller</text:span><text:span text:style-name="T19"> as channel is doing that work!</text:span> <text:s/><text:span text:style-name="T21">(PS:It would work even if we do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Purisa" svg:font-family="Purisa"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21:40:04.969860460</meta:creation-date>
    <dc:date>2018-11-22T22:49:02.697387125</dc:date>
    <meta:editing-duration>PT13H7M21S</meta:editing-duration>
    <meta:editing-cycles>73</meta:editing-cycles>
    <meta:generator>LibreOffice/5.1.6.2$Linux_X86_64 LibreOffice_project/10m0$Build-2</meta:generator>
    <meta:document-statistic meta:table-count="0" meta:image-count="0" meta:object-count="0" meta:page-count="5" meta:paragraph-count="60" meta:word-count="627" meta:character-count="3957" meta:non-whitespace-character-count="3382"/>
  </office:meta>
</office:document-meta>
</file>